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0d6350" officeooo:paragraph-rsid="000d6350"/>
    </style:style>
    <style:style style:name="P2" style:family="paragraph" style:parent-style-name="Text_20_body">
      <style:text-properties officeooo:rsid="000d6350" officeooo:paragraph-rsid="000d6350"/>
    </style:style>
    <style:style style:name="P3" style:family="paragraph" style:parent-style-name="Text_20_body">
      <style:text-properties officeooo:rsid="000f751a" officeooo:paragraph-rsid="000f751a"/>
    </style:style>
    <style:style style:name="P4" style:family="paragraph" style:parent-style-name="Text_20_body">
      <style:text-properties officeooo:rsid="000f751a" officeooo:paragraph-rsid="00125f49"/>
    </style:style>
    <style:style style:name="P5" style:family="paragraph" style:parent-style-name="Text_20_body">
      <style:text-properties officeooo:rsid="0010eca0" officeooo:paragraph-rsid="0010eca0"/>
    </style:style>
    <style:style style:name="P6" style:family="paragraph" style:parent-style-name="Title">
      <style:text-properties officeooo:rsid="000d6350" officeooo:paragraph-rsid="000d6350"/>
    </style:style>
    <style:style style:name="P7" style:family="paragraph" style:parent-style-name="Text_20_body">
      <style:text-properties officeooo:rsid="0010eca0" officeooo:paragraph-rsid="00125f49"/>
    </style:style>
    <style:style style:name="P8" style:family="paragraph" style:parent-style-name="Text_20_body">
      <style:text-properties officeooo:rsid="0010eca0" officeooo:paragraph-rsid="0010eca0"/>
    </style:style>
    <style:style style:name="P9" style:family="paragraph" style:parent-style-name="Text_20_body">
      <style:text-properties officeooo:rsid="0010eca0" officeooo:paragraph-rsid="0015fa10"/>
    </style:style>
    <style:style style:name="P10" style:family="paragraph" style:parent-style-name="Text_20_body">
      <style:text-properties officeooo:rsid="00154b45" officeooo:paragraph-rsid="00154b45"/>
    </style:style>
    <style:style style:name="P11" style:family="paragraph" style:parent-style-name="Text_20_body">
      <style:text-properties officeooo:rsid="0015fa10" officeooo:paragraph-rsid="0015fa10"/>
    </style:style>
    <style:style style:name="P12" style:family="paragraph" style:parent-style-name="Text_20_body">
      <style:text-properties officeooo:rsid="001a66c8" officeooo:paragraph-rsid="001a66c8"/>
    </style:style>
    <style:style style:name="P13" style:family="paragraph" style:parent-style-name="Text_20_body">
      <style:text-properties officeooo:rsid="001d62b5" officeooo:paragraph-rsid="001d62b5"/>
    </style:style>
    <style:style style:name="P14" style:family="paragraph" style:parent-style-name="Text_20_body">
      <style:text-properties officeooo:rsid="001d62b5" officeooo:paragraph-rsid="001f975c"/>
    </style:style>
    <style:style style:name="P15" style:family="paragraph" style:parent-style-name="Text_20_body">
      <style:text-properties officeooo:rsid="001e4965" officeooo:paragraph-rsid="001e4965"/>
    </style:style>
    <style:style style:name="P16" style:family="paragraph" style:parent-style-name="Text_20_body">
      <style:text-properties officeooo:rsid="001e4965" officeooo:paragraph-rsid="001f9592"/>
    </style:style>
    <style:style style:name="P17" style:family="paragraph" style:parent-style-name="Text_20_body">
      <style:text-properties officeooo:paragraph-rsid="0022a29a"/>
    </style:style>
    <style:style style:name="P18" style:family="paragraph" style:parent-style-name="Text_20_body">
      <style:text-properties officeooo:rsid="002470e2" officeooo:paragraph-rsid="002470e2"/>
    </style:style>
    <style:style style:name="P19" style:family="paragraph" style:parent-style-name="Text_20_body" style:master-page-name="Landscape">
      <style:paragraph-properties style:page-number="auto"/>
      <style:text-properties officeooo:rsid="000d6350" officeooo:paragraph-rsid="000d6350"/>
    </style:style>
    <style:style style:name="P20" style:family="paragraph" style:parent-style-name="Heading_20_1">
      <style:text-properties officeooo:rsid="000d6350" officeooo:paragraph-rsid="000d6350"/>
    </style:style>
    <style:style style:name="P21" style:family="paragraph" style:parent-style-name="Heading_20_1">
      <style:text-properties officeooo:rsid="000e0ce5" officeooo:paragraph-rsid="000e0ce5"/>
    </style:style>
    <style:style style:name="P22" style:family="paragraph" style:parent-style-name="Heading_20_1">
      <style:text-properties officeooo:rsid="00154b45" officeooo:paragraph-rsid="00154b45"/>
    </style:style>
    <style:style style:name="P23" style:family="paragraph" style:parent-style-name="Heading_20_1" style:master-page-name="Standard">
      <style:paragraph-properties style:page-number="auto"/>
    </style:style>
    <style:style style:name="P24" style:family="paragraph" style:parent-style-name="Heading_20_2">
      <style:text-properties officeooo:rsid="0015fa10" officeooo:paragraph-rsid="0015fa10"/>
    </style:style>
    <style:style style:name="P25" style:family="paragraph" style:parent-style-name="Heading_20_2">
      <style:text-properties officeooo:rsid="001d62b5" officeooo:paragraph-rsid="001d62b5"/>
    </style:style>
    <style:style style:name="P26" style:family="paragraph" style:parent-style-name="Heading_20_2">
      <style:text-properties officeooo:rsid="001d62b5" officeooo:paragraph-rsid="001f9592"/>
    </style:style>
    <style:style style:name="P27" style:family="paragraph" style:parent-style-name="Heading_20_3">
      <style:text-properties officeooo:rsid="001a66c8" officeooo:paragraph-rsid="001a66c8"/>
    </style:style>
    <style:style style:name="P28" style:family="paragraph" style:parent-style-name="Heading_20_3">
      <style:text-properties officeooo:rsid="001d62b5" officeooo:paragraph-rsid="001d62b5"/>
    </style:style>
    <style:style style:name="P29" style:family="paragraph" style:parent-style-name="Heading_20_3">
      <style:text-properties officeooo:rsid="001e4965" officeooo:paragraph-rsid="001e4965"/>
    </style:style>
    <style:style style:name="P30" style:family="paragraph" style:parent-style-name="Heading_20_3">
      <style:text-properties officeooo:rsid="00217261" officeooo:paragraph-rsid="00217261"/>
    </style:style>
    <style:style style:name="P31" style:family="paragraph" style:parent-style-name="Heading_20_3">
      <style:text-properties officeooo:rsid="0022a29a" officeooo:paragraph-rsid="0022a29a"/>
    </style:style>
    <style:style style:name="T1" style:family="text">
      <style:text-properties style:text-position="super 58%"/>
    </style:style>
    <style:style style:name="T2" style:family="text">
      <style:text-properties officeooo:rsid="000e0ce5"/>
    </style:style>
    <style:style style:name="T3" style:family="text">
      <style:text-properties officeooo:rsid="0010eca0"/>
    </style:style>
    <style:style style:name="T4" style:family="text">
      <style:text-properties officeooo:rsid="00125f49"/>
    </style:style>
    <style:style style:name="T5" style:family="text">
      <style:text-properties officeooo:rsid="001416c0"/>
    </style:style>
    <style:style style:name="T6" style:family="text">
      <style:text-properties officeooo:rsid="0017f937"/>
    </style:style>
    <style:style style:name="T7" style:family="text">
      <style:text-properties officeooo:rsid="001a66c8"/>
    </style:style>
    <style:style style:name="T8" style:family="text">
      <style:text-properties fo:font-style="italic" style:font-style-asian="italic" style:font-style-complex="italic"/>
    </style:style>
    <style:style style:name="T9" style:family="text">
      <style:text-properties fo:font-style="italic" officeooo:rsid="001f9592"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f9592" style:font-style-asian="normal" style:font-style-complex="normal"/>
    </style:style>
    <style:style style:name="T12" style:family="text">
      <style:text-properties fo:font-style="normal" officeooo:rsid="0021cebd" style:font-style-asian="normal" style:font-style-complex="normal"/>
    </style:style>
    <style:style style:name="T13" style:family="text">
      <style:text-properties fo:font-variant="normal" fo:text-transform="none" fo:color="#242729" style:font-name="Consolas" fo:font-size="9.75pt" fo:letter-spacing="normal" fo:font-style="normal" fo:font-weight="normal" style:font-style-asian="normal" style:font-style-complex="normal"/>
    </style:style>
    <style:style style:name="T14" style:family="text">
      <style:text-properties fo:font-variant="normal" fo:text-transform="none" fo:color="#242729" style:font-name="Consolas" fo:font-size="9.75pt" fo:letter-spacing="normal" fo:font-style="normal" fo:font-weight="normal" officeooo:rsid="001f9592" style:font-style-asian="normal" style:font-style-complex="normal"/>
    </style:style>
    <style:style style:name="T15" style:family="text">
      <style:text-properties officeooo:rsid="001f975c"/>
    </style:style>
    <style:style style:name="T16" style:family="text">
      <style:text-properties officeooo:rsid="0022a29a"/>
    </style:style>
    <style:style style:name="T17" style:family="text">
      <style:text-properties officeooo:rsid="002470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ini Project 2</text:p>
      <text:h text:style-name="P20" text:outline-level="1">Introduction</text:h>
      <text:p text:style-name="P2">For this practical we had to use the Hadoop Framework to process large amounts of data. We had to get used to the MapReduce programming model and the idea of horizontal scalability. <text:span text:style-name="T2">In addition we had to utilize Hadoop to read twitter data, which is stored in JSON.</text:span></text:p>
      <text:p text:style-name="P3">The second part of the practical involved testing how varying the number of mappers and threads per mapper, affected the runtime of a particular job.</text:p>
      <text:h text:style-name="P21" text:outline-level="1">Design</text:h>
      <text:h text:style-name="Heading_20_2" text:outline-level="2">Basic Requirements</text:h>
      <text:h text:style-name="Heading_20_3" text:outline-level="3">ProjectMain</text:h>
      <text:p text:style-name="P4">This method <text:span text:style-name="T3">checks that the input and paths necessary for Hadoop to run have been provided, and provides a simply text UI for the user to select any additional options they want, such as getting the top 40 most used hashtags.</text:span></text:p>
      <text:p text:style-name="P7"><text:s/>In order to gather data from the palain host server I copies the code from the JUnit test – varyBoth.</text:p>
      <text:h text:style-name="Heading_20_3" text:outline-level="3">TweetsCount</text:h>
      <text:p text:style-name="P5">This class configured all the details necessary for the job to run according to the specifications required. <text:span text:style-name="T4">I specified the maximum number of mappers and threads allowed so that when testing performance it was always clear what exactly was being tested.</text:span></text:p>
      <text:h text:style-name="Heading_20_3" text:outline-level="3">ScanTweetsMapper</text:h>
      <text:p text:style-name="P5">The twitter API tells us to navigate to the entities object which has an array of hashtags that a particular tweet has used. This made it simple for any particular mapper to quickly retrieve hashtags from a tweet.</text:p>
      <text:h text:style-name="P30" text:outline-level="3">Experiment</text:h>
      <text:p text:style-name="P5">In order to test the performance <text:span text:style-name="T5">of the program, I chose to examine an hour of twitter data as this gives a suitably large dataset to ensure that the time taken was processing rather than the setup time for the job. I tested up to 12 mappers with up to 6 concurrent threads each. I repeated each job 10 times and took an average in order to reduce the effects of noise on any results.</text:span></text:p>
      <text:p text:style-name="P11">All testing was conducted on the palain host server, which has <text:span text:style-name="T7">24 processors.</text:span></text:p>
      <text:h text:style-name="P26" text:outline-level="2"><text:soft-page-break/>Extensions</text:h>
      <text:h text:style-name="P31" text:outline-level="3">Sorting</text:h>
      <text:p text:style-name="P17"><text:span text:style-name="T16">The simplest method for sorting is to perform a second MapReduce on a list. The first step would be to swap the key’s and value’s positions, then using the inbuilt functionality in Hadoop to sort the new keys (the old values) in descending order.</text:span></text:p>
      <text:h text:style-name="Heading_20_3" text:outline-level="3">Most Retweeted Tweets</text:h>
      <text:h text:style-name="Heading_20_4" text:outline-level="4">RetweetsMapper</text:h>
      <text:p text:style-name="P16">The purpose of RetweetsMapper and RetweetsReducer is to get the most retweeted tweets from a dataset. The Twitter API tells us that if a tweet is a retweet, it contains that retweeted object within the tweet. So in order to find the most retweeted tweets one must both check if the tweet <text:span text:style-name="T8">is </text:span><text:span text:style-name="T9">a</text:span><text:span text:style-name="T8"> </text:span>retweet, and if the provided tweet <text:span text:style-name="T8">has been</text:span><text:span text:style-name="T10"> retweeted.</text:span></text:p>
      <text:p text:style-name="Text_20_body"><text:span text:style-name="T11">I chose to use </text:span><text:span text:style-name="T12">the tweet</text:span><text:span text:style-name="T11"> id_str as the key because it uniquely identifies a tweet and it is easy to check the tweet by going to </text:span><text:a xlink:type="simple" xlink:href="https://twitter.com/statuses/" text:style-name="Internet_20_link" text:visited-style-name="Visited_20_Internet_20_Link"><text:span text:style-name="T13">https://twitter.com/statuses/</text:span></text:a><text:span text:style-name="T14">&lt;id_str&gt;.</text:span></text:p>
      <text:h text:style-name="Heading_20_4" text:outline-level="4">Retweets<text:span text:style-name="T15">Reducer</text:span></text:h>
      <text:p text:style-name="P14">However as twitter data can change over time, that technically the most accurate retweet count for a tweet would be from the data that comes latest. However as it would be very complicated to implement a MapReduce that takes the time of <text:span text:style-name="T15">tweet</text:span> into account when reducing the data, I opted to instead choose the highest retweet_count for simplicity <text:span text:style-name="T15">as I believe it is unlikely for a large number of users to un-retweet someone.</text:span></text:p>
      <text:h text:style-name="P31" text:outline-level="3"/>
      <text:h text:style-name="P22" text:outline-level="1">Implementation</text:h>
      <text:h text:style-name="P24" text:outline-level="2">Basic Requirements</text:h>
      <text:h text:style-name="Heading_20_3" text:outline-level="3">TweetCount</text:h>
      <text:p text:style-name="P10">I made two public methods: one that specifies the number of threads and mappers to be used for testing, and for general use that uses the default number of mappers and threads.</text:p>
      <text:h text:style-name="Heading_20_3" text:outline-level="3">ScanTweetsMapper</text:h>
      <text:p text:style-name="P11">The mapper uses a JSON reader to navigate to the hashtags array in the entities object of a tweet. It then <text:s/>iterates through the array, picking out the text value which would represent what the hashtags actually is.</text:p>
      <text:h text:style-name="Heading_20_3" text:outline-level="3"><text:soft-page-break/>CountHashtagsReducer</text:h>
      <text:p text:style-name="P9">The reducer simply iterated through the list of values associated with a specific key and would output the key alongside the sum of its values.</text:p>
      <text:h text:style-name="P25" text:outline-level="2">Extensions</text:h>
      <text:h text:style-name="P29" text:outline-level="3">RetweetsMapper</text:h>
      <text:p text:style-name="P15">The purpose of RetweetsMapper and RetweetsReducer is to get the most retweeted tweets from a dataset. The Twitter API tells us that if a tweet is a retweet, it contains that retweeted object within the tweet. So in order to find the most retweeted tweets one must both check if the tweet <text:span text:style-name="T8">is <text:s/></text:span><text:span text:style-name="T10">a</text:span><text:span text:style-name="T8"> </text:span>retweet, and if the provided tweet <text:span text:style-name="T8">has been</text:span><text:span text:style-name="T10"> retweeted.</text:span></text:p>
      <text:p text:style-name="P15">If the tweet provided is a retweet, it gets the id_str of the retweet (as this is unique) and the retweet_count of that tweet and outputs them as the (key,value) pair. If the tweet provided isn’t a retweet it checks if has retweet_count greater than 0 and outputs the id_str and retweet count if it does.</text:p>
      <text:h text:style-name="P28" text:outline-level="3">RetweetsReducer</text:h>
      <text:p text:style-name="P13">The RetweetsMapper gives lists containing the retweet_count, as this retweet count already sums all the instances that a particular sum has been retweeted, we don’t need to sum the <text:s/>list of values associated with the key for this reducer. </text:p>
      <text:p text:style-name="P13"/>
      <text:h text:style-name="Heading_20_1" text:outline-level="1">Analysis</text:h>
      <text:h text:style-name="P27" text:outline-level="3">1 Hour of Data </text:h>
      <text:p text:style-name="P11">The results seem to indicate that, at first, increasing the number of mappers has a similar performance improvement to increasing the number of threads. This can be seen from Figure 1. where the average job using 1 thread and 2 mappers took a similar amount of time to the job using 2 threads and 1 mapper. However there is a tipping point where the time gained by splitting up a job is overtaken by the time lost due to organising the various jobs taking place. </text:p>
      <text:p text:style-name="P11">From my data this seems to be when the number of mappers multiplied by the number of threads<text:span text:style-name="T6"> is equal to 20. This can be seen in Figure 1 where the largest increases in time taken for a job occur between 9 and 10 mappers for the 2 thread data series, 6 and 7 mappers for the 4 thread data series, and so on.</text:span></text:p>
      <text:p text:style-name="P12"/>
      <text:p text:style-name="P19"/>
      <text:h text:style-name="P23" text:outline-level="1">B<text:span text:style-name="T17">ibliography</text:span></text:h>
      <text:p text:style-name="Text_20_body"><text:a xlink:type="simple" xlink:href="https://commons.apache.org/proper/commons-io/javadocs/api-2.5/org/apache/commons/io/FileUtils.html" text:style-name="Internet_20_link" text:visited-style-name="Visited_20_Internet_20_Link">https://commons.apache.org/proper/commons-io/javadocs/api-2.5/org/apache/commons/io/FileUtils.html</text:a> </text:p>
      <text:p text:style-name="P18">FileUtils was used as a convenient way to delete a directory in program, so the user wouldn’t have to delete a directory in file explorer if they wanted to run a MapReduce more than once.</text:p>
      <text:p text:style-name="P18"><text:a xlink:type="simple" xlink:href="https://studres.cs.st-andrews.ac.uk/CS2101/Examples/CS2101_JsonReaderExample/" text:style-name="Internet_20_link" text:visited-style-name="Visited_20_Internet_20_Link">https://studres.cs.st-andrews.ac.uk/CS2101/Examples/CS2101_JsonReaderExample/</text:a></text:p>
      <text:p text:style-name="P18"><text:a xlink:type="simple" xlink:href="https://studres.cs.st-andrews.ac.uk/CS2101/Examples/CS2101_MapReduceExample/" text:style-name="Internet_20_link" text:visited-style-name="Visited_20_Internet_20_Link">https://studres.cs.st-andrews.ac.uk/CS2101/Examples/CS2101_MapReduceExample/</text:a></text:p>
      <text:p text:style-name="P18"><text:a xlink:type="simple" xlink:href="https://studres.cs.st-andrews.ac.uk/CS2101/Examples/CS2101_MapReduce_MultipleRunningMappers_Example/" text:style-name="Internet_20_link" text:visited-style-name="Visited_20_Internet_20_Link">https://studres.cs.st-andrews.ac.uk/CS2101/Examples/CS2101_MapReduce_MultipleRunningMappers_Example/</text:a></text:p>
      <text:p text:style-name="P18"><text:a xlink:type="simple" xlink:href="https://studres.cs.st-andrews.ac.uk/CS2101/Examples/CS2101_MapReduce_MultiThreaded_Example/" text:style-name="Internet_20_link" text:visited-style-name="Visited_20_Internet_20_Link">https://studres.cs.st-andrews.ac.uk/CS2101/Examples/CS2101_MapReduce_MultiThreaded_Example/</text:a></text:p>
      <text:p text:style-name="P18">The above example code was used to understand how to use the Hadoop framework and read JSON objects in jav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15fa1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6350" officeooo:paragraph-rsid="000d6350"/>
    </style:style>
    <style:style style:name="MT1" style:family="text">
      <style:text-properties style:text-position="super 5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180012798<text:tab/>CS2101<text:tab/>27<text:span text:style-name="MT1">th</text:span> November 2019</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20:08:55.315755447</meta:creation-date>
    <dc:date>2018-11-29T22:35:26.323845122</dc:date>
    <meta:editing-duration>PT3H15M13S</meta:editing-duration>
    <meta:editing-cycles>8</meta:editing-cycles>
    <meta:generator>LibreOffice/6.0.6.2$Linux_X86_64 LibreOffice_project/00$Build-2</meta:generator>
    <meta:document-statistic meta:table-count="0" meta:image-count="0" meta:object-count="0" meta:page-count="5" meta:paragraph-count="52" meta:word-count="1009" meta:character-count="6138" meta:non-whitespace-character-count="5171"/>
  </office:meta>
</office:document-meta>
</file>